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cm" draw:marker-start-width="0.35cm" draw:marker-end="Arrowheads_20_2" draw:marker-end-width="0.35cm" draw:fill="none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96cm" fo:min-width="3.08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5cm" fo:min-width="1.17cm"/>
    </style:style>
    <style:style style:name="gr4" style:family="graphic" style:parent-style-name="objectwithoutfill">
      <style:graphic-properties svg:stroke-color="#0000ff" draw:fill="none" draw:textarea-vertical-align="middle"/>
    </style:style>
    <style:style style:name="gr5" style:family="graphic" style:parent-style-name="objectwithoutfill">
      <style:graphic-properties svg:stroke-color="#ff0000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3cm" fo:min-width="0.228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87cm" fo:min-width="0.408cm"/>
    </style:style>
    <style:style style:name="gr8" style:family="graphic" style:parent-style-name="objectwithoutfill">
      <style:graphic-properties draw:stroke="dash" draw:stroke-dash="_32__20_Dots_20_1_20_Dash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01cm" fo:min-width="0.528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26cm" fo:min-width="0.528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01cm" fo:min-width="0.528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24cm" fo:min-width="0.409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29cm" fo:min-width="0.227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87cm" fo:min-width="0.708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36cm" fo:min-width="0.528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21cm" fo:min-width="1.73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99cm" fo:min-width="1.73cm"/>
    </style:style>
    <style:style style:name="gr18" style:family="graphic" style:parent-style-name="objectwithoutfill">
      <style:graphic-properties svg:stroke-width="0.1cm" draw:marker-start="Arrowheads_20_3" draw:marker-start-width="0.35cm" draw:marker-end="" draw:marker-end-width="0.35cm" draw:fill="none" draw:textarea-vertical-align="middle" fo:padding-top="0.175cm" fo:padding-bottom="0.175cm" fo:padding-left="0.3cm" fo:padding-right="0.3cm"/>
    </style:style>
    <style:style style:name="gr19" style:family="graphic" style:parent-style-name="objectwithoutfill">
      <style:graphic-properties svg:stroke-width="0.1cm" draw:marker-start-width="0.35cm" draw:marker-end="Arrowheads_20_3" draw:marker-end-width="0.35cm" draw:fill="none" draw:textarea-vertical-align="middle" fo:padding-top="0.175cm" fo:padding-bottom="0.175cm" fo:padding-left="0.3cm" fo:padding-right="0.3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5cm" fo:min-width="0.933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5cm" fo:min-width="0cm"/>
    </style:style>
    <style:style style:name="gr22" style:family="graphic" style:parent-style-name="objectwithoutfill">
      <style:graphic-properties draw:fill="none" draw:textarea-vertical-align="middle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4cm" fo:min-width="3.267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7cm" fo:min-width="2.6cm"/>
    </style:style>
    <style:style style:name="P1" style:family="paragraph">
      <style:paragraph-properties fo:text-align="center"/>
    </style:style>
    <style:style style:name="P2" style:family="paragraph">
      <style:text-properties fo:font-size="22pt" style:font-size-asian="22pt" style:font-size-complex="22pt"/>
    </style:style>
    <style:style style:name="P3" style:family="paragraph">
      <style:paragraph-properties fo:text-align="center"/>
      <style:text-properties fo:font-size="22pt" style:font-size-asian="22pt" style:font-size-complex="22pt"/>
    </style:style>
    <style:style style:name="P4" style:family="paragraph"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P5" style:family="paragraph">
      <style:text-properties fo:font-size="24pt" fo:font-weight="bold" style:font-size-asian="24pt" style:font-weight-asian="bold" style:font-size-complex="24pt" style:font-weight-complex="bold"/>
    </style:style>
    <style:style style:name="T1" style:family="text">
      <style:text-properties style:font-name="Liberation Sans1" fo:font-size="22pt" style:font-name-asian="Liberation Sans1" style:font-size-asian="22pt" style:font-name-complex="Liberation Sans1" style:font-size-complex="22pt"/>
    </style:style>
    <style:style style:name="T2" style:family="text">
      <style:text-properties style:text-position="super 58%" style:font-name="Liberation Sans1" fo:font-size="22pt" style:font-name-asian="Liberation Sans1" style:font-size-asian="22pt" style:font-name-complex="Liberation Sans1" style:font-size-complex="22pt"/>
    </style:style>
    <style:style style:name="T3" style:family="text">
      <style:text-properties fo:font-size="22pt" fo:font-weight="bold" style:font-size-asian="22pt" style:font-weight-asian="bold" style:font-size-complex="22pt" style:font-weight-complex="bold"/>
    </style:style>
    <style:style style:name="T4" style:family="text">
      <style:text-properties fo:font-size="24pt" fo:font-weight="bold" style:font-size-asian="24pt" style:font-weight-asian="bold" style:font-size-complex="24pt" style:font-weight-complex="bold"/>
    </style:style>
    <style:style style:name="T5" style:family="text">
      <style:text-properties style:font-name="Liberation Sans1" fo:font-size="24pt" fo:font-weight="bold" style:font-name-asian="Liberation Sans1" style:font-size-asian="24pt" style:font-weight-asian="bold" style:font-name-complex="Liberation Sans1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3.933cm" svg:y1="2.26cm" svg:x2="18.022cm" svg:y2="2.26cm">
          <text:p/>
        </draw:line>
        <draw:line draw:style-name="gr1" draw:text-style-name="P1" draw:layer="layout" svg:x1="4.02cm" svg:y1="2.26cm" svg:x2="4.108cm" svg:y2="14.728cm">
          <text:p/>
        </draw:line>
        <draw:frame draw:style-name="gr2" draw:text-style-name="P2" draw:layer="layout" svg:width="4.834cm" svg:height="2.146cm" draw:transform="rotate (-1.5707963267949) translate (3.846cm 11.466cm)">
          <draw:text-box>
            <text:p text:style-name="P2"><text:span text:style-name="T1">1/T X 10</text:span><text:span text:style-name="T2">4</text:span><text:span text:style-name="T1"> </text:span></text:p>
            <text:p text:style-name="P3"><text:span text:style-name="T1">(K</text:span><text:span text:style-name="T2">-1</text:span><text:span text:style-name="T1">)</text:span></text:p>
          </draw:text-box>
        </draw:frame>
        <draw:frame draw:style-name="gr3" draw:text-style-name="P4" draw:layer="layout" svg:width="2.189cm" svg:height="1.6cm" draw:transform="rotate (-1.5707963267949) translate (19.3cm 1.4cm)">
          <draw:text-box>
            <text:p text:style-name="P4"><text:span text:style-name="T3">ln K</text:span></text:p>
          </draw:text-box>
        </draw:frame>
        <draw:path draw:style-name="gr4" draw:text-style-name="P1" draw:layer="layout" svg:width="11.553cm" svg:height="2.301cm" draw:transform="skewX (0.0446804288510548) rotate (-0.922930108454602) translate (12.9461003885949cm 2.25959131002808cm)" svg:viewBox="0 0 11554 2302" svg:d="M0 0c2102 0 11554 2302 11554 2302">
          <text:p text:style-name="P1"/>
        </draw:path>
        <draw:path draw:style-name="gr5" draw:text-style-name="P1" draw:layer="layout" svg:width="12.383cm" svg:height="1.371cm" draw:transform="skewX (-0.188670092140587) rotate (-1.91322992603618) translate (10.2333939824986cm 2.33751833141554cm)" svg:viewBox="0 0 12384 1372" svg:d="M0 0c5588 0 12306 1372 12384 1346l-78 26">
          <text:p/>
        </draw:path>
        <draw:frame draw:style-name="gr6" draw:layer="layout" svg:width="0.78cm" svg:height="1.38cm" draw:transform="rotate (-1.5707963267949) translate (11.512cm 1.557cm)">
          <draw:text-box>
            <text:p>0</text:p>
          </draw:text-box>
        </draw:frame>
        <draw:frame draw:style-name="gr7" draw:layer="layout" svg:width="1.176cm" svg:height="0.962cm" draw:transform="rotate (-1.5707963267949) translate (10.637cm 1.2cm)">
          <draw:text-box>
            <text:p>-3</text:p>
          </draw:text-box>
        </draw:frame>
        <draw:line draw:style-name="gr8" draw:text-style-name="P1" draw:layer="layout" svg:x1="14.434cm" svg:y1="4.831cm" svg:x2="4.108cm" svg:y2="4.831cm">
          <text:p/>
        </draw:line>
        <draw:line draw:style-name="gr8" draw:text-style-name="P1" draw:layer="layout" svg:x1="15.571cm" svg:y1="7.169cm" svg:x2="4.108cm" svg:y2="7.169cm">
          <text:p/>
        </draw:line>
        <draw:line draw:style-name="gr8" draw:text-style-name="P1" draw:layer="layout" svg:x1="9.183cm" svg:y1="4.832cm" svg:x2="9.271cm" svg:y2="2.182cm">
          <text:p/>
        </draw:line>
        <draw:line draw:style-name="gr8" draw:text-style-name="P1" draw:layer="layout" svg:x1="8.133cm" svg:y1="7.169cm" svg:x2="8.221cm" svg:y2="2.26cm">
          <text:p/>
        </draw:line>
        <draw:line draw:style-name="gr8" draw:text-style-name="P1" draw:layer="layout" svg:x1="15.484cm" svg:y1="7.091cm" svg:x2="15.572cm" svg:y2="2.182cm">
          <text:p/>
        </draw:line>
        <draw:line draw:style-name="gr8" draw:text-style-name="P1" draw:layer="layout" svg:x1="14.346cm" svg:y1="4.91cm" svg:x2="14.346cm" svg:y2="2.338cm">
          <text:p/>
        </draw:line>
        <draw:frame draw:style-name="gr9" draw:layer="layout" svg:width="1.227cm" svg:height="1.051cm" draw:transform="rotate (-1.5707963267949) translate (13.351cm 1cm)">
          <draw:text-box>
            <text:p>16</text:p>
          </draw:text-box>
        </draw:frame>
        <draw:frame draw:style-name="gr10" draw:layer="layout" svg:width="1.3cm" svg:height="1.076cm" draw:transform="rotate (-1.5707963267949) translate (15.976cm 0.9cm)">
          <draw:text-box>
            <text:p>27</text:p>
          </draw:text-box>
        </draw:frame>
        <draw:frame draw:style-name="gr11" draw:layer="layout" svg:width="1.3cm" svg:height="0.962cm" draw:transform="rotate (-1.5707963267949) translate (14.751cm 0.9cm)">
          <draw:text-box>
            <text:p>19</text:p>
          </draw:text-box>
        </draw:frame>
        <draw:frame draw:style-name="gr12" draw:layer="layout" svg:width="1.278cm" svg:height="1.174cm" draw:transform="rotate (-1.5707963267949) translate (9.674cm 1.1cm)">
          <draw:text-box>
            <text:p>-5</text:p>
          </draw:text-box>
        </draw:frame>
        <draw:frame draw:style-name="gr13" draw:layer="layout" svg:width="0.78cm" svg:height="1.379cm" draw:transform="rotate (-1.5707963267949) translate (3.986cm 4.442cm)">
          <draw:text-box>
            <text:p>6</text:p>
          </draw:text-box>
        </draw:frame>
        <draw:frame draw:style-name="gr14" draw:layer="layout" svg:width="1.521cm" svg:height="1.137cm" draw:transform="rotate (-1.5707963267949) translate (8.537cm 0.9cm)">
          <draw:text-box>
            <text:p>-12</text:p>
          </draw:text-box>
        </draw:frame>
        <draw:frame draw:style-name="gr15" draw:layer="layout" svg:width="1.441cm" svg:height="0.962cm" draw:transform="rotate (-1.5707963267949) translate (3.986cm 6.859cm)">
          <draw:text-box>
            <text:p>12</text:p>
          </draw:text-box>
        </draw:frame>
        <draw:frame draw:style-name="gr16" draw:layer="layout" svg:width="2.743cm" svg:height="1.171cm" draw:transform="rotate (-1.5707963267949) translate (17.271cm 11.057cm)">
          <draw:text-box>
            <text:p>(R6.12)</text:p>
          </draw:text-box>
        </draw:frame>
        <draw:frame draw:style-name="gr17" draw:layer="layout" svg:width="2.82cm" svg:height="1.349cm" draw:transform="rotate (-1.5707963267949) translate (7.149cm 11.9cm)">
          <draw:text-box>
            <text:p>(R6.13)</text:p>
          </draw:text-box>
        </draw:frame>
        <draw:line draw:style-name="gr18" draw:text-style-name="P1" draw:layer="layout" svg:x1="17.746cm" svg:y1="16.688cm" svg:x2="4.08cm" svg:y2="16.688cm">
          <text:p/>
        </draw:line>
        <draw:line draw:style-name="gr19" draw:text-style-name="P1" draw:layer="layout" svg:x1="4.08cm" svg:y1="16.688cm" svg:x2="4.08cm" svg:y2="27.136cm">
          <text:p/>
        </draw:line>
        <draw:frame draw:style-name="gr20" draw:text-style-name="P5" draw:layer="layout" svg:width="1.433cm" svg:height="2.2cm" draw:transform="rotate (-1.5707963267949) translate (3.5cm 26.395cm)">
          <draw:text-box>
            <text:p text:style-name="P5"><text:span text:style-name="T4">T</text:span></text:p>
          </draw:text-box>
        </draw:frame>
        <draw:frame draw:style-name="gr21" draw:text-style-name="P5" draw:layer="layout" svg:width="0.592cm" svg:height="2.2cm" draw:transform="rotate (-1.5707963267949) translate (18.1cm 15.8cm)">
          <draw:text-box>
            <text:p><text:span text:style-name="T5">ε</text:span></text:p>
          </draw:text-box>
        </draw:frame>
        <draw:path draw:style-name="gr22" draw:text-style-name="P1" draw:layer="layout" svg:width="5.556cm" svg:height="6.888cm" draw:transform="skewX (-0.0427605666738611) rotate (-1.64357655660306) translate (15.5463651629286cm 16.9848869445423cm)" svg:viewBox="0 0 5557 6889" svg:d="M0 0c3195-1 5557 6889 5557 6889">
          <text:p/>
        </draw:path>
        <draw:path draw:style-name="gr22" draw:text-style-name="P1" draw:layer="layout" svg:width="5.545cm" svg:height="3.4cm" draw:transform="skewX (-0.346447856520874) rotate (-2.84314135149876) translate (10.4232964974696cm 25.2096506927967cm)" svg:viewBox="0 0 5546 3401" svg:d="M0 3401c3273-1 5546-3401 5546-3401">
          <text:p/>
        </draw:path>
        <draw:path draw:style-name="gr22" draw:text-style-name="P1" draw:layer="layout" svg:width="8.474cm" svg:height="2.644cm" draw:transform="skewX (0.414690230273853) rotate (-0.383274303737955) translate (9.63966453585523cm 22.3942510021882cm)" svg:viewBox="0 0 8475 2645" svg:d="M0 0c5351-1 8475 2645 8475 2645">
          <text:p/>
        </draw:path>
        <draw:path draw:style-name="gr22" draw:text-style-name="P1" draw:layer="layout" svg:width="5.634cm" svg:height="4.568cm" draw:transform="skewX (0.0427605666738611) rotate (-1.49819062991193) translate (9.23090629597569cm 16.7743114762127cm)" svg:viewBox="0 0 5635 4569" svg:d="M0 4569c3195 0 5635-4569 5635-4569">
          <text:p/>
        </draw:path>
        <draw:frame draw:style-name="gr23" draw:layer="layout" svg:width="3.767cm" svg:height="1.274cm" draw:transform="rotate (-1.5707963267949) translate (16.474cm 17.133cm)">
          <draw:text-box>
            <text:p>exothermic</text:p>
          </draw:text-box>
        </draw:frame>
        <draw:frame draw:style-name="gr24" draw:layer="layout" svg:width="4cm" svg:height="1.42cm" draw:transform="rotate (-1.5707963267949) translate (16.5cm 23.4cm)">
          <draw:text-box>
            <text:p>endothermic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Arrowheads_20_2" draw:display-name="Arrowheads 2" svg:viewBox="0 0 1131 2256" svg:d="M1127 2120l-449-2006-9-42-25-39-38-25-38-8-43 8-38 25-25 39-9 42-449 2006v13l-4 9 9 42 25 38 38 25 42 9h903l42-9 38-25 26-38 8-42v-9z"/>
    <draw:marker draw:name="Arrowheads_20_3" draw:display-name="Arrowheads 3" svg:viewBox="0 0 1321 3493" svg:d="M1321 3493h-1321l702-3493z"/>
    <draw:stroke-dash draw:name="_32__20_Dots_20_1_20_Dash" draw:display-name="2 Dots 1 Dash" draw:style="rect" draw:dots1="2" draw:dots2="1" draw:dots2-length="0.203cm" draw:distance="0.203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09T09:25:04.345946086</meta:creation-date>
    <dc:date>2016-11-10T17:27:01.561588106</dc:date>
    <meta:editing-duration>P1DT7H56M40S</meta:editing-duration>
    <meta:editing-cycles>6</meta:editing-cycles>
    <meta:generator>LibreOffice/4.2.8.2$Linux_X86_64 LibreOffice_project/420m0$Build-2</meta:generator>
    <meta:document-statistic meta:object-count="33"/>
  </office:meta>
</office:document-meta>
</file>